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fo:font-weight="bold" officeooo:rsid="00063e7b" officeooo:paragraph-rsid="00063e7b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063e7b" officeooo:paragraph-rsid="00063e7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officeooo:rsid="00081edb" officeooo:paragraph-rsid="00081ed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63e7b" officeooo:paragraph-rsid="00063e7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81edb" officeooo:paragraph-rsid="00081ed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081edb" officeooo:paragraph-rsid="000d177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081edb" officeooo:paragraph-rsid="0013b74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81edb" officeooo:paragraph-rsid="00118a2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a468c" officeooo:paragraph-rsid="000a468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0a468c" officeooo:paragraph-rsid="000d177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0a468c" officeooo:paragraph-rsid="0013b74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0a468c" officeooo:paragraph-rsid="000f7ef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0c33e3" officeooo:paragraph-rsid="000c33e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0c33e3" officeooo:paragraph-rsid="000d177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0c33e3" officeooo:paragraph-rsid="0013b74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0d177b" officeooo:paragraph-rsid="000d177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0f7efc" officeooo:paragraph-rsid="000f7ef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13b740" officeooo:paragraph-rsid="0013b74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4pt" fo:font-weight="bold" officeooo:rsid="00063e7b" officeooo:paragraph-rsid="00063e7b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4pt" fo:font-weight="bold" officeooo:rsid="00081edb" officeooo:paragraph-rsid="00081edb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4pt" fo:font-weight="bold" officeooo:rsid="000d177b" officeooo:paragraph-rsid="00063e7b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4pt" fo:font-weight="bold" officeooo:rsid="000f7efc" officeooo:paragraph-rsid="000f7efc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officeooo:paragraph-rsid="000a468c"/>
    </style:style>
    <style:style style:name="P24" style:family="paragraph" style:parent-style-name="Standard">
      <style:paragraph-properties fo:text-align="justify" style:justify-single-word="false"/>
      <style:text-properties officeooo:paragraph-rsid="000c33e3"/>
    </style:style>
    <style:style style:name="P25" style:family="paragraph" style:parent-style-name="Standard">
      <style:paragraph-properties fo:text-align="justify" style:justify-single-word="false"/>
      <style:text-properties officeooo:paragraph-rsid="000d177b"/>
    </style:style>
    <style:style style:name="P26" style:family="paragraph" style:parent-style-name="Standard">
      <style:paragraph-properties fo:text-align="justify" style:justify-single-word="false"/>
      <style:text-properties officeooo:paragraph-rsid="000f7efc"/>
    </style:style>
    <style:style style:name="P27" style:family="paragraph" style:parent-style-name="Standard">
      <style:paragraph-properties fo:text-align="justify" style:justify-single-word="false"/>
      <style:text-properties officeooo:paragraph-rsid="0013b740"/>
    </style:style>
    <style:style style:name="P28" style:family="paragraph" style:parent-style-name="Standard">
      <style:paragraph-properties fo:text-align="justify" style:justify-single-word="false"/>
      <style:text-properties officeooo:rsid="000c33e3" officeooo:paragraph-rsid="000c33e3"/>
    </style:style>
    <style:style style:name="P29" style:family="paragraph" style:parent-style-name="Standard">
      <style:paragraph-properties fo:text-align="justify" style:justify-single-word="false"/>
      <style:text-properties fo:font-size="16pt" fo:font-weight="bold" officeooo:rsid="00063e7b" officeooo:paragraph-rsid="00063e7b" style:font-size-asian="16pt" style:font-weight-asian="bold" style:font-size-complex="16pt" style:font-weight-complex="bold"/>
    </style:style>
    <style:style style:name="P30" style:family="paragraph" style:parent-style-name="Standard" style:list-style-name="L1">
      <style:paragraph-properties fo:text-align="justify" style:justify-single-word="false"/>
      <style:text-properties fo:font-size="12pt" fo:font-weight="normal" officeooo:rsid="000e2146" officeooo:paragraph-rsid="000e2146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justify" style:justify-single-word="false"/>
      <style:text-properties fo:font-size="12pt" fo:font-weight="normal" officeooo:rsid="00081edb" officeooo:paragraph-rsid="00081edb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text-align="justify" style:justify-single-word="false"/>
      <style:text-properties fo:font-size="12pt" fo:font-weight="normal" officeooo:rsid="00081edb" officeooo:paragraph-rsid="000c33e3" style:font-size-asian="10.5pt" style:font-weight-asian="normal" style:font-size-complex="12pt" style:font-weight-complex="normal"/>
    </style:style>
    <style:style style:name="P33" style:family="paragraph" style:parent-style-name="Standard" style:list-style-name="L6">
      <style:paragraph-properties fo:text-align="justify" style:justify-single-word="false"/>
      <style:text-properties fo:font-size="12pt" fo:font-weight="normal" officeooo:rsid="00081edb" officeooo:paragraph-rsid="000d177b" style:font-size-asian="10.5pt" style:font-weight-asian="normal" style:font-size-complex="12pt" style:font-weight-complex="normal"/>
    </style:style>
    <style:style style:name="P34" style:family="paragraph" style:parent-style-name="Standard" style:list-style-name="L11">
      <style:paragraph-properties fo:text-align="justify" style:justify-single-word="false"/>
      <style:text-properties fo:font-size="12pt" fo:font-weight="normal" officeooo:rsid="00081edb" officeooo:paragraph-rsid="00118a29" style:font-size-asian="10.5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text-align="justify" style:justify-single-word="false"/>
      <style:text-properties fo:font-size="12pt" fo:font-weight="normal" officeooo:rsid="000c33e3" officeooo:paragraph-rsid="000c33e3" style:font-size-asian="10.5pt" style:font-weight-asian="normal" style:font-size-complex="12pt" style:font-weight-complex="normal"/>
    </style:style>
    <style:style style:name="P36" style:family="paragraph" style:parent-style-name="Standard" style:list-style-name="L3">
      <style:paragraph-properties fo:text-align="justify" style:justify-single-word="false"/>
      <style:text-properties fo:font-size="12pt" fo:font-weight="normal" officeooo:rsid="000c33e3" officeooo:paragraph-rsid="000c33e3" style:font-size-asian="10.5pt" style:font-weight-asian="normal" style:font-size-complex="12pt" style:font-weight-complex="normal"/>
    </style:style>
    <style:style style:name="P37" style:family="paragraph" style:parent-style-name="Standard" style:list-style-name="L4">
      <style:paragraph-properties fo:text-align="justify" style:justify-single-word="false"/>
      <style:text-properties fo:font-size="12pt" fo:font-weight="normal" officeooo:rsid="000c33e3" officeooo:paragraph-rsid="000c33e3" style:font-size-asian="10.5pt" style:font-weight-asian="normal" style:font-size-complex="12pt" style:font-weight-complex="normal"/>
    </style:style>
    <style:style style:name="P38" style:family="paragraph" style:parent-style-name="Standard" style:list-style-name="L5">
      <style:paragraph-properties fo:text-align="justify" style:justify-single-word="false"/>
      <style:text-properties fo:font-size="12pt" fo:font-weight="normal" officeooo:rsid="000c33e3" officeooo:paragraph-rsid="000f7efc" style:font-size-asian="10.5pt" style:font-weight-asian="normal" style:font-size-complex="12pt" style:font-weight-complex="normal"/>
    </style:style>
    <style:style style:name="P39" style:family="paragraph" style:parent-style-name="Standard" style:list-style-name="L6">
      <style:paragraph-properties fo:text-align="justify" style:justify-single-word="false"/>
      <style:text-properties fo:font-size="12pt" fo:font-weight="normal" officeooo:rsid="000c33e3" officeooo:paragraph-rsid="000fa99e" style:font-size-asian="10.5pt" style:font-weight-asian="normal" style:font-size-complex="12pt" style:font-weight-complex="normal"/>
    </style:style>
    <style:style style:name="P40" style:family="paragraph" style:parent-style-name="Standard" style:list-style-name="L8">
      <style:paragraph-properties fo:text-align="justify" style:justify-single-word="false"/>
      <style:text-properties fo:font-size="12pt" fo:font-weight="normal" officeooo:rsid="000c33e3" officeooo:paragraph-rsid="000d177b" style:font-size-asian="10.5pt" style:font-weight-asian="normal" style:font-size-complex="12pt" style:font-weight-complex="normal"/>
    </style:style>
    <style:style style:name="P41" style:family="paragraph" style:parent-style-name="Standard" style:list-style-name="L9">
      <style:paragraph-properties fo:text-align="justify" style:justify-single-word="false"/>
      <style:text-properties fo:font-size="12pt" fo:font-weight="normal" officeooo:rsid="000c33e3" officeooo:paragraph-rsid="000d177b" style:font-size-asian="10.5pt" style:font-weight-asian="normal" style:font-size-complex="12pt" style:font-weight-complex="normal"/>
    </style:style>
    <style:style style:name="P42" style:family="paragraph" style:parent-style-name="Standard" style:list-style-name="L11">
      <style:paragraph-properties fo:text-align="justify" style:justify-single-word="false"/>
      <style:text-properties fo:font-size="12pt" fo:font-weight="normal" officeooo:rsid="000c33e3" officeooo:paragraph-rsid="00118a29" style:font-size-asian="10.5pt" style:font-weight-asian="normal" style:font-size-complex="12pt" style:font-weight-complex="normal"/>
    </style:style>
    <style:style style:name="P43" style:family="paragraph" style:parent-style-name="Standard" style:list-style-name="L12">
      <style:paragraph-properties fo:text-align="justify" style:justify-single-word="false"/>
      <style:text-properties fo:font-size="12pt" fo:font-weight="normal" officeooo:rsid="000c33e3" officeooo:paragraph-rsid="0013b740" style:font-size-asian="10.5pt" style:font-weight-asian="normal" style:font-size-complex="12pt" style:font-weight-complex="normal"/>
    </style:style>
    <style:style style:name="P44" style:family="paragraph" style:parent-style-name="Standard" style:list-style-name="L13">
      <style:paragraph-properties fo:text-align="justify" style:justify-single-word="false"/>
      <style:text-properties fo:font-size="12pt" fo:font-weight="normal" officeooo:rsid="000c33e3" officeooo:paragraph-rsid="0013b740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2pt" fo:font-weight="normal" officeooo:rsid="000c33e3" officeooo:paragraph-rsid="0013b740" style:font-size-asian="10.5pt" style:font-weight-asian="normal" style:font-size-complex="12pt" style:font-weight-complex="normal"/>
    </style:style>
    <style:style style:name="P46" style:family="paragraph" style:parent-style-name="Standard" style:list-style-name="L2">
      <style:paragraph-properties fo:text-align="justify" style:justify-single-word="false"/>
      <style:text-properties fo:font-size="12pt" fo:font-weight="normal" officeooo:rsid="000a468c" officeooo:paragraph-rsid="000a468c" style:font-size-asian="10.5pt" style:font-weight-asian="normal" style:font-size-complex="12pt" style:font-weight-complex="normal"/>
    </style:style>
    <style:style style:name="P47" style:family="paragraph" style:parent-style-name="Standard" style:list-style-name="L3">
      <style:paragraph-properties fo:text-align="justify" style:justify-single-word="false"/>
      <style:text-properties fo:font-size="12pt" fo:font-weight="normal" officeooo:rsid="000a468c" officeooo:paragraph-rsid="000a468c" style:font-size-asian="10.5pt" style:font-weight-asian="normal" style:font-size-complex="12pt" style:font-weight-complex="normal"/>
    </style:style>
    <style:style style:name="P48" style:family="paragraph" style:parent-style-name="Standard" style:list-style-name="L3">
      <style:paragraph-properties fo:text-align="justify" style:justify-single-word="false"/>
      <style:text-properties fo:font-size="12pt" fo:font-weight="normal" officeooo:rsid="000a468c" officeooo:paragraph-rsid="000c33e3" style:font-size-asian="10.5pt" style:font-weight-asian="normal" style:font-size-complex="12pt" style:font-weight-complex="normal"/>
    </style:style>
    <style:style style:name="P49" style:family="paragraph" style:parent-style-name="Standard" style:list-style-name="L8">
      <style:paragraph-properties fo:text-align="justify" style:justify-single-word="false"/>
      <style:text-properties fo:font-size="12pt" fo:font-weight="normal" officeooo:rsid="000a468c" officeooo:paragraph-rsid="000d177b" style:font-size-asian="10.5pt" style:font-weight-asian="normal" style:font-size-complex="12pt" style:font-weight-complex="normal"/>
    </style:style>
    <style:style style:name="P50" style:family="paragraph" style:parent-style-name="Standard" style:list-style-name="L12">
      <style:paragraph-properties fo:text-align="justify" style:justify-single-word="false"/>
      <style:text-properties fo:font-size="12pt" fo:font-weight="normal" officeooo:rsid="000a468c" officeooo:paragraph-rsid="0013b740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2pt" fo:font-weight="normal" officeooo:rsid="000a468c" officeooo:paragraph-rsid="000d177b" style:font-size-asian="10.5pt" style:font-weight-asian="normal" style:font-size-complex="12pt" style:font-weight-complex="normal"/>
    </style:style>
    <style:style style:name="P52" style:family="paragraph" style:parent-style-name="Standard" style:list-style-name="L14">
      <style:paragraph-properties fo:text-align="justify" style:justify-single-word="false"/>
      <style:text-properties fo:font-size="12pt" fo:font-weight="normal" officeooo:rsid="0015a57b" officeooo:paragraph-rsid="0015a57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2pt" fo:font-weight="normal" officeooo:rsid="0013b740" officeooo:paragraph-rsid="0013b740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2pt" fo:font-weight="normal" officeooo:rsid="00179adc" officeooo:paragraph-rsid="00179adc" style:font-size-asian="10.5pt" style:font-weight-asian="normal" style:font-size-complex="12pt" style:font-weight-complex="normal"/>
    </style:style>
    <style:style style:name="P55" style:family="paragraph" style:parent-style-name="Standard" style:list-style-name="L15">
      <style:paragraph-properties fo:text-align="justify" style:justify-single-word="false"/>
      <style:text-properties fo:font-size="12pt" fo:font-weight="normal" officeooo:rsid="00185a07" officeooo:paragraph-rsid="00185a07" style:font-size-asian="10.5pt" style:font-weight-asian="normal" style:font-size-complex="12pt" style:font-weight-complex="normal"/>
    </style:style>
    <style:style style:name="P56" style:family="paragraph" style:parent-style-name="Standard" style:list-style-name="L3">
      <style:paragraph-properties fo:text-align="justify" style:justify-single-word="false"/>
      <style:text-properties officeooo:rsid="000a468c" officeooo:paragraph-rsid="000a468c"/>
    </style:style>
    <style:style style:name="P57" style:family="paragraph" style:parent-style-name="Standard" style:list-style-name="L8">
      <style:paragraph-properties fo:text-align="justify" style:justify-single-word="false"/>
      <style:text-properties officeooo:rsid="000a468c" officeooo:paragraph-rsid="000d177b"/>
    </style:style>
    <style:style style:name="P58" style:family="paragraph" style:parent-style-name="Standard" style:list-style-name="L12">
      <style:paragraph-properties fo:text-align="justify" style:justify-single-word="false"/>
      <style:text-properties officeooo:rsid="000a468c" officeooo:paragraph-rsid="0013b740"/>
    </style:style>
    <style:style style:name="P59" style:family="paragraph" style:parent-style-name="Standard" style:list-style-name="L5">
      <style:paragraph-properties fo:text-align="justify" style:justify-single-word="false"/>
      <style:text-properties officeooo:paragraph-rsid="000f7efc"/>
    </style:style>
    <style:style style:name="P60" style:family="paragraph" style:parent-style-name="Standard" style:list-style-name="L7">
      <style:paragraph-properties fo:text-align="justify" style:justify-single-word="false"/>
      <style:text-properties officeooo:paragraph-rsid="000f7efc"/>
    </style:style>
    <style:style style:name="P61" style:family="paragraph" style:parent-style-name="Standard" style:list-style-name="L9">
      <style:paragraph-properties fo:text-align="justify" style:justify-single-word="false"/>
      <style:text-properties officeooo:paragraph-rsid="000d177b"/>
    </style:style>
    <style:style style:name="P62" style:family="paragraph" style:parent-style-name="Standard" style:list-style-name="L10">
      <style:paragraph-properties fo:text-align="justify" style:justify-single-word="false"/>
      <style:text-properties officeooo:paragraph-rsid="000d177b"/>
    </style:style>
    <style:style style:name="P63" style:family="paragraph" style:parent-style-name="Standard" style:list-style-name="L12">
      <style:paragraph-properties fo:text-align="justify" style:justify-single-word="false"/>
      <style:text-properties officeooo:paragraph-rsid="0013b740"/>
    </style:style>
    <style:style style:name="P64" style:family="paragraph" style:parent-style-name="Standard" style:list-style-name="L13">
      <style:paragraph-properties fo:text-align="justify" style:justify-single-word="false"/>
      <style:text-properties officeooo:paragraph-rsid="0013b740"/>
    </style:style>
    <style:style style:name="P65" style:family="paragraph" style:parent-style-name="Standard" style:list-style-name="L14">
      <style:paragraph-properties fo:text-align="justify" style:justify-single-word="false"/>
      <style:text-properties officeooo:paragraph-rsid="0015a57b"/>
    </style:style>
    <style:style style:name="P66" style:family="paragraph" style:parent-style-name="Standard" style:list-style-name="L14">
      <style:paragraph-properties fo:text-align="justify" style:justify-single-word="false"/>
      <style:text-properties officeooo:paragraph-rsid="001a1561"/>
    </style:style>
    <style:style style:name="P67" style:family="paragraph" style:parent-style-name="Standard" style:list-style-name="L11">
      <style:paragraph-properties fo:text-align="justify" style:justify-single-word="false"/>
      <style:text-properties officeooo:paragraph-rsid="000f7efc"/>
    </style:style>
    <style:style style:name="P68" style:family="paragraph" style:parent-style-name="Standard" style:list-style-name="L15">
      <style:paragraph-properties fo:text-align="justify" style:justify-single-word="false"/>
      <style:text-properties officeooo:paragraph-rsid="001a1561"/>
    </style:style>
    <style:style style:name="P69" style:family="paragraph" style:parent-style-name="Standard">
      <style:paragraph-properties fo:text-align="justify" style:justify-single-word="false"/>
      <style:text-properties officeooo:paragraph-rsid="001b63f9"/>
    </style:style>
    <style:style style:name="P70" style:family="paragraph" style:parent-style-name="Standard">
      <style:paragraph-properties fo:text-align="justify" style:justify-single-word="false"/>
      <style:text-properties officeooo:paragraph-rsid="000d177b"/>
    </style:style>
    <style:style style:name="P71" style:family="paragraph" style:parent-style-name="Standard" style:list-style-name="L6">
      <style:paragraph-properties fo:text-align="justify" style:justify-single-word="false"/>
      <style:text-properties officeooo:paragraph-rsid="000f7efc"/>
    </style:style>
    <style:style style:name="P72" style:family="paragraph" style:parent-style-name="Standard" style:list-style-name="L8">
      <style:paragraph-properties fo:text-align="justify" style:justify-single-word="false"/>
      <style:text-properties officeooo:paragraph-rsid="000d177b"/>
    </style:style>
    <style:style style:name="P73" style:family="paragraph" style:parent-style-name="Standard" style:list-style-name="L6">
      <style:paragraph-properties fo:text-align="justify" style:justify-single-word="false"/>
      <style:text-properties fo:font-size="14pt" fo:font-weight="normal" officeooo:rsid="000d177b" officeooo:paragraph-rsid="000d177b" style:font-size-asian="14pt" style:font-weight-asian="normal" style:font-size-complex="14pt" style:font-weight-complex="normal"/>
    </style:style>
    <style:style style:name="P74" style:family="paragraph" style:parent-style-name="Standard" style:list-style-name="L11">
      <style:paragraph-properties fo:text-align="justify" style:justify-single-word="false"/>
      <style:text-properties fo:font-size="14pt" fo:font-weight="normal" officeooo:rsid="000fa99e" officeooo:paragraph-rsid="000f7efc" style:font-size-asian="12.25pt" style:font-weight-asian="normal" style:font-size-complex="14pt" style:font-weight-complex="normal"/>
    </style:style>
    <style:style style:name="P75" style:family="paragraph" style:parent-style-name="Standard">
      <style:paragraph-properties fo:text-align="justify" style:justify-single-word="false"/>
      <style:text-properties officeooo:rsid="0016b458" officeooo:paragraph-rsid="0016b458"/>
    </style:style>
    <style:style style:name="P76" style:family="paragraph" style:parent-style-name="Standard" style:list-style-name="L14">
      <style:paragraph-properties fo:text-align="justify" style:justify-single-word="false"/>
      <style:text-properties officeooo:rsid="0016b458" officeooo:paragraph-rsid="0016b458"/>
    </style:style>
    <style:style style:name="P77" style:family="paragraph" style:parent-style-name="Standard" style:list-style-name="L15">
      <style:paragraph-properties fo:text-align="justify" style:justify-single-word="false"/>
      <style:text-properties officeooo:rsid="0016b458" officeooo:paragraph-rsid="0016b458"/>
    </style:style>
    <style:style style:name="P78" style:family="paragraph" style:parent-style-name="Standard" style:list-style-name="L15">
      <style:paragraph-properties fo:text-align="justify" style:justify-single-word="false"/>
      <style:text-properties officeooo:rsid="001a1561" officeooo:paragraph-rsid="001a1561"/>
    </style:style>
    <style:style style:name="P79" style:family="paragraph" style:parent-style-name="Standard" style:list-style-name="L14">
      <style:paragraph-properties fo:text-align="justify" style:justify-single-word="false"/>
      <style:text-properties officeooo:rsid="001a1561" officeooo:paragraph-rsid="001a1561"/>
    </style:style>
    <style:style style:name="P80" style:family="paragraph" style:parent-style-name="Standard" style:list-style-name="L16">
      <style:paragraph-properties fo:text-align="justify" style:justify-single-word="false"/>
      <style:text-properties officeooo:rsid="001b63f9" officeooo:paragraph-rsid="001b63f9"/>
    </style:style>
    <style:style style:name="P81" style:family="paragraph" style:parent-style-name="Standard" style:list-style-name="L4">
      <style:paragraph-properties fo:text-align="justify" style:justify-single-word="false"/>
      <style:text-properties officeooo:rsid="000c33e3" officeooo:paragraph-rsid="000c33e3"/>
    </style:style>
    <style:style style:name="P82" style:family="paragraph" style:parent-style-name="Standard" style:list-style-name="L16">
      <style:paragraph-properties fo:text-align="justify" style:justify-single-word="false"/>
      <style:text-properties officeooo:rsid="001bcc0d" officeooo:paragraph-rsid="001bcc0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81edb" style:font-size-asian="10.5pt" style:font-size-complex="12pt"/>
    </style:style>
    <style:style style:name="T3" style:family="text">
      <style:text-properties fo:font-size="12pt" officeooo:rsid="000a468c" style:font-size-asian="10.5pt" style:font-size-complex="12pt"/>
    </style:style>
    <style:style style:name="T4" style:family="text">
      <style:text-properties fo:font-size="12pt" officeooo:rsid="000c33e3" style:font-size-asian="10.5pt" style:font-size-complex="12pt"/>
    </style:style>
    <style:style style:name="T5" style:family="text">
      <style:text-properties fo:font-size="12pt" officeooo:rsid="00118a29" style:font-size-asian="10.5pt" style:font-size-complex="12pt"/>
    </style:style>
    <style:style style:name="T6" style:family="text">
      <style:text-properties fo:font-size="12pt" officeooo:rsid="0013b740" style:font-size-asian="10.5pt" style:font-size-complex="12pt"/>
    </style:style>
    <style:style style:name="T7" style:family="text">
      <style:text-properties fo:font-size="12pt" officeooo:rsid="0015a57b" style:font-size-asian="10.5pt" style:font-size-complex="12pt"/>
    </style:style>
    <style:style style:name="T8" style:family="text">
      <style:text-properties fo:font-size="12pt" officeooo:rsid="0016b458" style:font-size-asian="10.5pt" style:font-size-complex="12pt"/>
    </style:style>
    <style:style style:name="T9" style:family="text">
      <style:text-properties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0a468c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0c33e3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081edb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0d177b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0dc36d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0e2146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0f7efc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13b740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15a57b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16b458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0fa99e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179adc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1a1561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1b63f9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1bcc0d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1ceb02" style:font-size-asian="10.5pt" style:font-weight-asian="normal" style:font-size-complex="12pt" style:font-weight-complex="normal"/>
    </style:style>
    <style:style style:name="T26" style:family="text">
      <style:text-properties officeooo:rsid="000a468c"/>
    </style:style>
    <style:style style:name="T27" style:family="text">
      <style:text-properties officeooo:rsid="000c33e3"/>
    </style:style>
    <style:style style:name="T28" style:family="text">
      <style:text-properties fo:font-size="14pt" fo:font-weight="bold" officeooo:rsid="000f7efc" style:font-size-asian="12.25pt" style:font-weight-asian="bold" style:font-size-complex="14pt" style:font-weight-complex="bold"/>
    </style:style>
    <style:style style:name="T29" style:family="text">
      <style:text-properties fo:font-size="14pt" fo:font-weight="bold" officeooo:rsid="000fa99e" style:font-size-asian="12.25pt" style:font-weight-asian="bold" style:font-size-complex="14pt" style:font-weight-complex="bold"/>
    </style:style>
    <style:style style:name="T30" style:family="text">
      <style:text-properties officeooo:rsid="000d177b"/>
    </style:style>
    <style:style style:name="T31" style:family="text">
      <style:text-properties officeooo:rsid="00118a29"/>
    </style:style>
    <style:style style:name="T32" style:family="text">
      <style:text-properties officeooo:rsid="0013b740"/>
    </style:style>
    <style:style style:name="T33" style:family="text">
      <style:text-properties officeooo:rsid="0015a57b"/>
    </style:style>
    <style:style style:name="T34" style:family="text">
      <style:text-properties officeooo:rsid="0016b458"/>
    </style:style>
    <style:style style:name="T35" style:family="text">
      <style:text-properties officeooo:rsid="00185a07"/>
    </style:style>
    <style:style style:name="T36" style:family="text">
      <style:text-properties officeooo:rsid="001b63f9"/>
    </style:style>
    <style:style style:name="T37" style:family="text">
      <style:text-properties officeooo:rsid="001bcc0d"/>
    </style:style>
    <style:style style:name="T38" style:family="text">
      <style:text-properties officeooo:rsid="001ceb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1. Introdução</text:p>
      <text:p text:style-name="P2"/>
      <text:p text:style-name="P1"><text:span text:style-name="T1"><text:tab/></text:span><text:span text:style-name="T9">Tenho procurado por soluções que resolvam a necessidade de um ERM para a padaria, porém, ao não encontrar algum que cumpra com isso sem gambiarras, sinto-me na necessidade de faze-lo.</text:span></text:p>
      <text:p text:style-name="P4"/>
      <text:p text:style-name="P29">2. Descrição dos Casos de Uso</text:p>
      <text:p text:style-name="P2"/>
      <text:p text:style-name="P2"/>
      <text:p text:style-name="P20">UC1: Manter Produto</text:p>
      <text:p text:style-name="P20"/>
      <text:p text:style-name="P3"/>
      <text:p text:style-name="P5">Fluxo Principal:</text:p>
      <text:list xml:id="list1241425805" text:style-name="L1">
        <text:list-item>
          <text:p text:style-name="P30">O programa exibe na tabela todos os produtos cadastrados.</text:p>
        </text:list-item>
        <text:list-item>
          <text:p text:style-name="P31">O Administrador deseja cadastrar um Produto no sistema. [FA1] <text:span text:style-name="T26">[FA2] </text:span><text:span text:style-name="T27">[FA3]</text:span></text:p>
        </text:list-item>
        <text:list-item>
          <text:p text:style-name="P31">Uma nova janela é aberta exibindo um formulário.</text:p>
        </text:list-item>
        <text:list-item>
          <text:p text:style-name="P31">[EV] O Administrador preenche o formulário com os dados necessários <text:span text:style-name="T26">e confirma o cadastro</text:span>. </text:p>
        </text:list-item>
        <text:list-item>
          <text:p text:style-name="P35">O programa exibe um alerta, perguntando se realmente deseja realizar o cadastro.</text:p>
        </text:list-item>
        <text:list-item>
          <text:p text:style-name="P32">O sistema informa ao Administrador que o cadastro foi efetuado. <text:span text:style-name="T26">[FE1]</text:span></text:p>
          <text:p text:style-name="P32"/>
        </text:list-item>
      </text:list>
      <text:p text:style-name="P5"/>
      <text:p text:style-name="P5">FA1: O Administrador deseja efetuar uma busca por Produto.</text:p>
      <text:list xml:id="list3362874607" text:style-name="L2">
        <text:list-item>
          <text:p text:style-name="P46">[EV] O Administrador preenche o campo a descrição do <text:span text:style-name="T30">P</text:span>roduto que deseja buscar.</text:p>
        </text:list-item>
        <text:list-item>
          <text:p text:style-name="P46">O programa exibe na tabela qualquer produto que contenha em sua descrição o texto do campo. </text:p>
        </text:list-item>
        <text:list-item>
          <text:p text:style-name="P46">Retorna ao Fluxo Principal – passo 1.</text:p>
        </text:list-item>
      </text:list>
      <text:p text:style-name="P9"/>
      <text:p text:style-name="P9">FA2: O Administrador deseja alterar os dados de um Produto.</text:p>
      <text:list xml:id="list460707352" text:style-name="L3">
        <text:list-item>
          <text:p text:style-name="P47">[EV] O Administrador seleciona um produto na tabela.</text:p>
        </text:list-item>
        <text:list-item>
          <text:p text:style-name="P56"><text:span text:style-name="T9">O </text:span><text:span text:style-name="T17">P</text:span><text:span text:style-name="T9">rograma ativa o botão de edição.</text:span></text:p>
        </text:list-item>
        <text:list-item>
          <text:p text:style-name="P47">[EV] O Administrador pressiona o botão de edição.</text:p>
        </text:list-item>
        <text:list-item>
          <text:p text:style-name="P47">Uma nova janela é aberta exibindo com os campos a ser editados, preenchidos com as informações atuais.</text:p>
        </text:list-item>
        <text:list-item>
          <text:p text:style-name="P47">[EV] O Administrador preenche os campos da maneira como desejar e confirma a edição. </text:p>
        </text:list-item>
        <text:list-item>
          <text:p text:style-name="P36">O programa exibe um alerta, perguntando se realmente deseja realizar as alterações.</text:p>
        </text:list-item>
        <text:list-item>
          <text:p text:style-name="P48">O programa realiza as alterações e fecha a janela. [FE1]</text:p>
        </text:list-item>
        <text:list-item>
          <text:p text:style-name="P56"><text:span text:style-name="T9">Retorna ao Fluxo Principal – passo </text:span><text:span text:style-name="T11">1</text:span><text:span text:style-name="T9">.</text:span></text:p>
        </text:list-item>
      </text:list>
      <text:p text:style-name="P9"/>
      <text:p text:style-name="P23"><text:span text:style-name="T10">FA3: O A</text:span><text:span text:style-name="T11">dministrador</text:span><text:span text:style-name="T10"> deseja excluir um produto cadastrado.</text:span></text:p>
      <text:list xml:id="list1115720074" text:style-name="L4">
        <text:list-item>
          <text:p text:style-name="P37">[EV] O Administrador seleciona um Produto na tabela.</text:p>
        </text:list-item>
        <text:list-item>
          <text:p text:style-name="P37">O programa ativa o botão de exclusão.</text:p>
        </text:list-item>
        <text:list-item>
          <text:p text:style-name="P37">[EV] O Administrador pressiona o botão de exclusão.</text:p>
        </text:list-item>
        <text:list-item>
          <text:p text:style-name="P37">O programa exibe um alerta, perguntando se realmente deseja realizar a exclusão e dizendo que só poderá ser executada se este produto não estiver em nenhum estoque.</text:p>
        </text:list-item>
        <text:list-item>
          <text:p text:style-name="P37">O programa realiza a exclusão. <text:span text:style-name="T26">[FE</text:span>2<text:span text:style-name="T26">]</text:span></text:p>
        </text:list-item>
        <text:list-item>
          <text:p text:style-name="P81"><text:span text:style-name="T9">Retorna ao Fluxo Principal – passo 1.</text:span></text:p>
        </text:list-item>
      </text:list>
      <text:p text:style-name="P13"/>
      <text:p text:style-name="P13"/>
      <text:p text:style-name="P24"><text:span text:style-name="T11">FE1: Algum campo está vazio </text:span><text:span text:style-name="T13">ou preenchido de maneira incorreta</text:span><text:span text:style-name="T11">. Retorna ao fluxo anterior na mesma etapa.</text:span></text:p>
      <text:p text:style-name="P13"><text:soft-page-break/></text:p>
      <text:p text:style-name="P28"><text:span text:style-name="T11">F</text:span><text:span text:style-name="T9">E2: O Produto está presente em algum estoque. Retorna ao flux anterior na mesma etapa.</text:span></text:p>
      <text:p text:style-name="P2"/>
      <text:p text:style-name="P2"/>
      <text:p text:style-name="P21">UC2: Manter Fornecedor</text:p>
      <text:p text:style-name="P19"/>
      <text:p text:style-name="P4"/>
      <text:p text:style-name="P16">Fluxo Principal:</text:p>
      <text:list xml:id="list792506211" text:style-name="L6">
        <text:list-item>
          <text:p text:style-name="P71"><text:span text:style-name="T16">O programa lista </text:span><text:span text:style-name="T25">no combobox todos</text:span><text:span text:style-name="T16"> os Fornecedores cadastrados.</text:span></text:p>
        </text:list-item>
        <text:list-item>
          <text:p text:style-name="P73"><text:span text:style-name="T1">O Administrador deseja cadastrar um Fornecedor. </text:span><text:span text:style-name="T2">[FA1] </text:span><text:span text:style-name="T3">[FA2] </text:span><text:span text:style-name="T4">[FA3] </text:span><text:span text:style-name="T1">[FA4]</text:span></text:p>
        </text:list-item>
        <text:list-item>
          <text:p text:style-name="P33">Uma nova janela é aberta exibindo um formulário.</text:p>
        </text:list-item>
        <text:list-item>
          <text:p text:style-name="P33">[EV] O Administrador preenche o formulário com os dados necessários <text:span text:style-name="T26">e confirma o cadastro</text:span>. </text:p>
        </text:list-item>
        <text:list-item>
          <text:p text:style-name="P39">O programa exibe um alerta, perguntando se realmente deseja realizar o cadastro.</text:p>
        </text:list-item>
        <text:list-item>
          <text:p text:style-name="P33">O sistema informa ao Administrador que o cadastro foi efetuado. <text:span text:style-name="T26">[FE1]</text:span></text:p>
        </text:list-item>
      </text:list>
      <text:p text:style-name="P10"/>
      <text:p text:style-name="P10"/>
      <text:p text:style-name="P25"><text:span text:style-name="T10">FA</text:span><text:span text:style-name="T25">1</text:span><text:span text:style-name="T10">: O Administrador deseja alterar os dados de um </text:span><text:span text:style-name="T24">Fornecedor</text:span><text:span text:style-name="T10">.</text:span></text:p>
      <text:list xml:id="list1599137982" text:style-name="L8">
        <text:list-item>
          <text:p text:style-name="P72"><text:span text:style-name="T10">[EV] O Administrador seleciona um produto n</text:span><text:span text:style-name="T25">o combobox</text:span><text:span text:style-name="T10">.</text:span></text:p>
        </text:list-item>
        <text:list-item>
          <text:p text:style-name="P49">O programa ativa o botão de edição.</text:p>
        </text:list-item>
        <text:list-item>
          <text:p text:style-name="P49">[EV] O Administrador pressiona o botão de edição.</text:p>
        </text:list-item>
        <text:list-item>
          <text:p text:style-name="P49">Uma nova janela é aberta exibindo com os campos a ser editados, preenchidos com as informações atuais.</text:p>
        </text:list-item>
        <text:list-item>
          <text:p text:style-name="P49">[EV] O Administrador preenche os campos da maneira como desejar e confirma a edição. </text:p>
        </text:list-item>
        <text:list-item>
          <text:p text:style-name="P40">O programa exibe um alerta, perguntando se realmente deseja realizar as alterações.</text:p>
        </text:list-item>
        <text:list-item>
          <text:p text:style-name="P49">O programa realiza as alterações e fecha a janela. [FE1]</text:p>
        </text:list-item>
        <text:list-item>
          <text:p text:style-name="P57"><text:span text:style-name="T9">Retorna ao Fluxo Principal – passo </text:span><text:span text:style-name="T11">1</text:span><text:span text:style-name="T9">.</text:span></text:p>
        </text:list-item>
      </text:list>
      <text:p text:style-name="P10"/>
      <text:p text:style-name="P25"><text:span text:style-name="T10">FA</text:span><text:span text:style-name="T25">2</text:span><text:span text:style-name="T10">: O A</text:span><text:span text:style-name="T11">dministrador</text:span><text:span text:style-name="T10"> deseja excluir um </text:span><text:span text:style-name="T13">Fornecedor</text:span><text:span text:style-name="T10"> cadastrado.</text:span></text:p>
      <text:list xml:id="list241583654" text:style-name="L9">
        <text:list-item>
          <text:p text:style-name="P61"><text:span text:style-name="T11">[EV] O Administrador seleciona um</text:span><text:span text:style-name="T13"> Fornecedor</text:span><text:span text:style-name="T11"> n</text:span><text:span text:style-name="T25">o combobox</text:span><text:span text:style-name="T11">.</text:span></text:p>
        </text:list-item>
        <text:list-item>
          <text:p text:style-name="P41">O programa ativa o botão de exclusão.</text:p>
        </text:list-item>
        <text:list-item>
          <text:p text:style-name="P41">[EV] O Administrador pressiona o botão de exclusão.</text:p>
        </text:list-item>
        <text:list-item>
          <text:p text:style-name="P61"><text:span text:style-name="T11">O programa exibe um alerta, perguntando se realmente deseja realizar a exclusão e dizendo que só poderá ser executada se este </text:span><text:span text:style-name="T13">Fornecedor não estiver atrelado à nenhum produto</text:span><text:span text:style-name="T11">.</text:span></text:p>
        </text:list-item>
        <text:list-item>
          <text:p text:style-name="P41">O programa realiza a exclusão. <text:span text:style-name="T26">[FE</text:span>2<text:span text:style-name="T26">]</text:span></text:p>
        </text:list-item>
        <text:list-item>
          <text:p text:style-name="P41">Retorna ao Fluxo Principal – passo 1.</text:p>
        </text:list-item>
      </text:list>
      <text:p text:style-name="P14"/>
      <text:p text:style-name="P16">FA<text:span text:style-name="T38">3</text:span>: O Administrador deseja exibir os Produtos atrelados ao Administrador.</text:p>
      <text:list xml:id="list1281465865" text:style-name="L10">
        <text:list-item>
          <text:p text:style-name="P62"><text:span text:style-name="T10">[EV] O Administrador seleciona um </text:span><text:span text:style-name="T14">Fornecedor </text:span><text:span text:style-name="T10">n</text:span><text:span text:style-name="T25">o combobox</text:span><text:span text:style-name="T10">.</text:span></text:p>
        </text:list-item>
        <text:list-item>
          <text:p text:style-name="P62"><text:span text:style-name="T11">O programa ativa o botão de </text:span><text:span text:style-name="T13">listar produtos atrelados</text:span><text:span text:style-name="T11">.</text:span></text:p>
        </text:list-item>
        <text:list-item>
          <text:p text:style-name="P62"><text:span text:style-name="T11">[</text:span><text:span text:style-name="T13">EV] O Administrador </text:span><text:span text:style-name="T15">pressiona o botão e o programa o encaminha para o UC1 – Fluxo Principal – </text:span><text:span text:style-name="T16">passo 2</text:span><text:span text:style-name="T15">, com todos os Produtos atrelados à ele listados na tabela. </text:span><text:span text:style-name="T16">[FE3]</text:span></text:p>
        </text:list-item>
      </text:list>
      <text:p text:style-name="P16"/>
      <text:p text:style-name="P6"/>
      <text:p text:style-name="P6"><text:span text:style-name="T27">FE1: Algum campo está vazio </text:span><text:span text:style-name="T30">ou preenchido de maneira incorreta</text:span><text:span text:style-name="T27">. Retorna ao fluxo anterior na mesma etapa.</text:span></text:p>
      <text:p text:style-name="P6"/>
      <text:p text:style-name="P17">FE2: Existe pelo menos um Produto atrelado ao Fornecedor. Retorna ao Fluxo Principal – passo <text:span text:style-name="T32">2</text:span>.</text:p>
      <text:p text:style-name="P17"/>
      <text:p text:style-name="P17"><text:soft-page-break/>FE3: Não há nenhum Produto atrelado a ele. O programa exibe um alerta dizendo isto e retorna ao Fluxo Principal – passo 1.</text:p>
      <text:p text:style-name="P17"/>
      <text:p text:style-name="P17"/>
      <text:p text:style-name="P26"><text:span text:style-name="T28">UC3: Manter </text:span><text:span text:style-name="T29">Estoques</text:span></text:p>
      <text:p text:style-name="P12"/>
      <text:p text:style-name="P12"/>
      <text:p text:style-name="P22"><text:span text:style-name="T10">F</text:span><text:span text:style-name="T9">luxo Principal:</text:span></text:p>
      <text:list xml:id="list1233230816" text:style-name="L11">
        <text:list-item>
          <text:p text:style-name="P67"><text:span text:style-name="T16">O programa </text:span><text:span text:style-name="T20">lista n</text:span><text:span text:style-name="T21">o combobox </text:span><text:span text:style-name="T20">todos os Estoques cadastrados, </text:span><text:span text:style-name="T21">em uma tabela tod</text:span><text:span text:style-name="T23">a</text:span><text:span text:style-name="T21">s a(s) Instância(s) de Produto em cada Estoque e todas as Movimentações dos Estoques.</text:span></text:p>
        </text:list-item>
        <text:list-item>
          <text:p text:style-name="P74"><text:span text:style-name="T1">O Administrador deseja cadastrar um novo </text:span><text:span text:style-name="T5">Estoque. </text:span><text:span text:style-name="T6">[FA1] [FA2] </text:span><text:span text:style-name="T7">[FA3] </text:span><text:span text:style-name="T8">[FA4]</text:span></text:p>
        </text:list-item>
        <text:list-item>
          <text:p text:style-name="P34">Uma nova janela é aberta exibindo um formulário.</text:p>
        </text:list-item>
        <text:list-item>
          <text:p text:style-name="P34">[EV] O Administrador preenche o formulário com os dados necessários <text:span text:style-name="T26">e confirma o cadastro</text:span>. </text:p>
        </text:list-item>
        <text:list-item>
          <text:p text:style-name="P42">O programa exibe um alerta, perguntando se realmente deseja realizar o cadastro.</text:p>
        </text:list-item>
        <text:list-item>
          <text:p text:style-name="P34"><text:span text:style-name="T31">O sistema informa ao Administrador que o cadastro foi efetuado. </text:span><text:span text:style-name="T26">[FE1]</text:span></text:p>
        </text:list-item>
      </text:list>
      <text:p text:style-name="P8"/>
      <text:p text:style-name="P11"/>
      <text:p text:style-name="P27"><text:span text:style-name="T10">FA</text:span><text:span text:style-name="T17">1</text:span><text:span text:style-name="T10">: O Administrador deseja alterar os dados de um </text:span><text:span text:style-name="T17">Estoque</text:span><text:span text:style-name="T10">.</text:span></text:p>
      <text:list xml:id="list3975123398" text:style-name="L12">
        <text:list-item>
          <text:p text:style-name="P63"><text:span text:style-name="T10">[EV] O Administrador seleciona um </text:span><text:span text:style-name="T17">Estoque</text:span><text:span text:style-name="T10"> n</text:span><text:span text:style-name="T21">o combobox.</text:span></text:p>
        </text:list-item>
        <text:list-item>
          <text:p text:style-name="P50">O programa ativa o botão de edição.</text:p>
        </text:list-item>
        <text:list-item>
          <text:p text:style-name="P50">[EV] O Administrador pressiona o botão de edição.</text:p>
        </text:list-item>
        <text:list-item>
          <text:p text:style-name="P50">Uma nova janela é aberta exibindo com os campos a ser editados, preenchidos com as informações atuais.</text:p>
        </text:list-item>
        <text:list-item>
          <text:p text:style-name="P50">[EV] O Administrador preenche os campos da maneira como desejar e confirma a edição. </text:p>
        </text:list-item>
        <text:list-item>
          <text:p text:style-name="P43">O programa exibe um alerta, perguntando se realmente deseja realizar as alterações.</text:p>
        </text:list-item>
        <text:list-item>
          <text:p text:style-name="P50">O programa realiza as alterações e fecha a janela. [FE1]</text:p>
        </text:list-item>
        <text:list-item>
          <text:p text:style-name="P58"><text:span text:style-name="T9">Retorna ao Fluxo Principal – passo </text:span><text:span text:style-name="T11">1</text:span><text:span text:style-name="T9">.</text:span></text:p>
        </text:list-item>
      </text:list>
      <text:p text:style-name="P11"/>
      <text:p text:style-name="P27"><text:span text:style-name="T10">FA</text:span><text:span text:style-name="T17">2</text:span><text:span text:style-name="T10">: O A</text:span><text:span text:style-name="T11">dministrador</text:span><text:span text:style-name="T10"> deseja excluir um </text:span><text:span text:style-name="T17">Estoque</text:span><text:span text:style-name="T10"> cadastrado.</text:span></text:p>
      <text:list xml:id="list3717681577" text:style-name="L13">
        <text:list-item>
          <text:p text:style-name="P64"><text:span text:style-name="T11">[EV] O Administrador seleciona um</text:span><text:span text:style-name="T13"> </text:span><text:span text:style-name="T17">Estoque</text:span><text:span text:style-name="T11"> n</text:span><text:span text:style-name="T21">o combobox.</text:span></text:p>
        </text:list-item>
        <text:list-item>
          <text:p text:style-name="P44">O programa ativa o botão de exclusão.</text:p>
        </text:list-item>
        <text:list-item>
          <text:p text:style-name="P44">[EV] O Administrador pressiona o botão de exclusão.</text:p>
        </text:list-item>
        <text:list-item>
          <text:p text:style-name="P64"><text:span text:style-name="T11">O programa exibe um alerta, perguntando se realmente deseja realizar a exclusão e dizendo que só poderá ser executada se este </text:span><text:span text:style-name="T17">Estoque não possuir nenhum Instância de Produto</text:span><text:span text:style-name="T11">.</text:span></text:p>
        </text:list-item>
        <text:list-item>
          <text:p text:style-name="P44">O programa realiza a exclusão. <text:span text:style-name="T26">[FE</text:span>2<text:span text:style-name="T26">]</text:span></text:p>
        </text:list-item>
        <text:list-item>
          <text:p text:style-name="P44">Retorna ao Fluxo Principal – passo 1.</text:p>
        </text:list-item>
      </text:list>
      <text:p text:style-name="P69"><text:span text:style-name="T23">FA3: O Administrador deseja listar as informações de um Estoque.</text:span></text:p>
      <text:list xml:id="list804651485" text:style-name="L16">
        <text:list-item>
          <text:p text:style-name="P80"><text:span text:style-name="T9">[EV] O Administrador seleciona um Estoque no combobox.</text:span></text:p>
        </text:list-item>
        <text:list-item>
          <text:p text:style-name="P80"><text:span text:style-name="T9">O programa exibe nas tabelas</text:span><text:span text:style-name="T21"> tod</text:span><text:span text:style-name="T9">a</text:span><text:span text:style-name="T21">s a(s) Instância(s) de Produto em cada Estoque e todas as Movimentações dos Estoques.</text:span></text:p>
        </text:list-item>
        <text:list-item>
          <text:p text:style-name="P82"><text:span text:style-name="T21">R</text:span><text:span text:style-name="T9">etorna ao Fluxo Principal – parte 2.</text:span></text:p>
        </text:list-item>
      </text:list>
      <text:p text:style-name="P15"/>
      <text:p text:style-name="P18">FA<text:span text:style-name="T36">4</text:span>: <text:span text:style-name="T33">O Administrador deseja inserir Instância</text:span><text:span text:style-name="T34">(</text:span><text:span text:style-name="T33">s</text:span><text:span text:style-name="T34">)</text:span><text:span text:style-name="T33"> de Produto em um Estoque (recebimento de uma compra):</text:span></text:p>
      <text:list xml:id="list1234000280" text:style-name="L14">
        <text:list-item>
          <text:p text:style-name="P65"><text:span text:style-name="T18">[EV] O Administrador seleciona um Estoque n</text:span><text:span text:style-name="T21">o combobox</text:span><text:span text:style-name="T18">.</text:span></text:p>
        </text:list-item>
        <text:list-item>
          <text:p text:style-name="P52">O programa ativa o botão de inserir produtos.</text:p>
        </text:list-item>
        <text:list-item>
          <text:p text:style-name="P52">[EV] O Administrador pressiona o botão e um formulário é aberto.</text:p>
        </text:list-item>
        <text:list-item>
          <text:p text:style-name="P65"><text:span text:style-name="T18">[EV] O </text:span><text:span text:style-name="T19">Administrador preenche o formulário como desejar e confirma a operação. [FE1]</text:span></text:p>
        </text:list-item>
        <text:list-item>
          <text:p text:style-name="P66"><text:soft-page-break/><text:span text:style-name="T11">O programa exibe um alerta, perguntando se realmente deseja realizar a </text:span><text:span text:style-name="T22">inserção</text:span><text:span text:style-name="T11">.</text:span></text:p>
        </text:list-item>
        <text:list-item>
          <text:p text:style-name="P79"><text:span text:style-name="T11">[EV] O Administrador confirma o alerta e a operação é realizada.</text:span></text:p>
        </text:list-item>
        <text:list-item>
          <text:p text:style-name="P76"><text:span text:style-name="T9">Retorna ao Fluxo Principal – passo 1.</text:span></text:p>
        </text:list-item>
      </text:list>
      <text:p text:style-name="P75"><text:span text:style-name="T9"/></text:p>
      <text:p text:style-name="P75"><text:span text:style-name="T9">FA</text:span><text:span text:style-name="T23">5</text:span><text:span text:style-name="T9">: O Administrador deseja realizar uma movimentação de Instância(s) de Produtos entre dois Estoques.</text:span></text:p>
      <text:list xml:id="list818322902" text:style-name="L15">
        <text:list-item>
          <text:p text:style-name="P77"><text:span text:style-name="T9">[EV] O Administrador pressiona o botão de realizar uma movimentação. </text:span><text:span text:style-name="T21">[FE3]</text:span></text:p>
        </text:list-item>
        <text:list-item>
          <text:p text:style-name="P55">Uma nova janela é aberta, exibindo um formulário.</text:p>
        </text:list-item>
        <text:list-item>
          <text:p text:style-name="P55">[EV] O Administrador preenche o formulário da maneira como desejar e confirma a operação.</text:p>
        </text:list-item>
        <text:list-item>
          <text:p text:style-name="P68"><text:span text:style-name="T11">O programa exibe um alerta, perguntando se realmente deseja realizar a </text:span><text:span text:style-name="T22">movimentação</text:span><text:span text:style-name="T11">.</text:span></text:p>
        </text:list-item>
        <text:list-item>
          <text:p text:style-name="P78"><text:span text:style-name="T11">[</text:span><text:span text:style-name="T9">EV] O Administrador confirma o alerta e a operação é realizada.</text:span></text:p>
        </text:list-item>
        <text:list-item>
          <text:p text:style-name="P78"><text:span text:style-name="T9">Retorna ao Fluxo Principal – passo 1.</text:span></text:p>
        </text:list-item>
      </text:list>
      <text:p text:style-name="P15"/>
      <text:p text:style-name="P15"/>
      <text:p text:style-name="P7"><text:span text:style-name="T27">FE1: Algum campo está vazio </text:span><text:span text:style-name="T30">ou preenchido de maneira incorreta</text:span><text:span text:style-name="T27">. Retorna ao fluxo anterior na mesma etapa.</text:span></text:p>
      <text:p text:style-name="P7"/>
      <text:p text:style-name="P18">FE2: Existe pelo menos uma Instância de Produto relacionada ao Estoque. Retorna ao Fluxo Principal – passo 2.</text:p>
      <text:p text:style-name="P18"/>
      <text:p text:style-name="P54">F<text:span text:style-name="T35">E3: É necessário que pelo menos dois estoques estejam cadastrados. Retorna ao Fluxo Principal – passo 2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5T13:25:35.362689301</meta:creation-date>
    <dc:date>2020-09-09T13:35:15.922083957</dc:date>
    <meta:editing-duration>PT3H35M1S</meta:editing-duration>
    <meta:editing-cycles>11</meta:editing-cycles>
    <meta:generator>LibreOffice/6.4.6.2$Linux_X86_64 LibreOffice_project/40$Build-2</meta:generator>
    <meta:document-statistic meta:table-count="0" meta:image-count="0" meta:object-count="0" meta:page-count="4" meta:paragraph-count="110" meta:word-count="1273" meta:character-count="7633" meta:non-whitespace-character-count="6528"/>
  </office:meta>
</office:document-meta>
</file>